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Preparser.registerPreparser( String grammarType , XMLGrammarLoader 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GrammarPreparser.clearModCou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ammarLoaderContainer.XMLGrammarLoaderContainer( XMLGrammar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getFeature( String type ,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GrammarPreparser.setFeature( String featureId , boolea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GrammarPreparser.XMLGrammarPre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GrammarPrepars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setProperty( String propId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GrammarPreparser.get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preparseGrammar( String type , XMLInputSource 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GrammarPreparser.getLoader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Preparser.getProperty( String type ,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Pre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GrammarPreparser.XMLGrammarPr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GrammarPreparser.setEntityResolver( XMLEntityResolver entity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GrammarPreparser.setGrammarPool( XMLGrammarPool grammar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